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6405ad9d-e7ea-41c2-a171-2813c8783232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22983622-deee-4ea8-8066-9f76d3b210a4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2b4f4439-abe8-4b56-98b3-16d3a4a3aa93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ff4d18c9-0764-4b39-ada3-3844ee1cbe51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62d1cad1-9983-4021-a46e-c1304c23bc0a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1bced21-2b90-49ff-83b5-f9fb84e6efd9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8dfb7d99-def2-4cfa-8b55-40449e1f7e3f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39b88b72-aea6-41fc-a8ac-2fd996451d1a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